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0dff" officeooo:paragraph-rsid="00190dff"/>
    </style:style>
    <style:style style:name="P2" style:family="paragraph" style:parent-style-name="Standard">
      <style:text-properties fo:font-weight="bold" officeooo:rsid="00190dff" officeooo:paragraph-rsid="00190dff" style:font-weight-asian="bold" style:font-weight-complex="bold"/>
    </style:style>
    <style:style style:name="P3" style:family="paragraph" style:parent-style-name="Standard">
      <style:text-properties fo:font-weight="bold" officeooo:rsid="00192e92" officeooo:paragraph-rsid="00192e92" style:font-weight-asian="bold" style:font-weight-complex="bold"/>
    </style:style>
    <style:style style:name="P4" style:family="paragraph" style:parent-style-name="Standard">
      <style:text-properties fo:font-weight="normal" officeooo:rsid="00192e92" officeooo:paragraph-rsid="00192e92" style:font-weight-asian="normal" style:font-weight-complex="normal"/>
    </style:style>
    <style:style style:name="P5" style:family="paragraph" style:parent-style-name="Standard">
      <style:text-properties fo:font-weight="normal" officeooo:rsid="001ab3bd" officeooo:paragraph-rsid="001ab3bd" style:font-weight-asian="normal" style:font-weight-complex="normal"/>
    </style:style>
    <style:style style:name="P6" style:family="paragraph" style:parent-style-name="Standard">
      <style:text-properties fo:font-weight="normal" officeooo:rsid="001b66d8" officeooo:paragraph-rsid="001b66d8" style:font-weight-asian="normal" style:font-weight-complex="normal"/>
    </style:style>
    <style:style style:name="P7" style:family="paragraph" style:parent-style-name="Standard">
      <style:text-properties fo:font-weight="normal" officeooo:rsid="001df024" officeooo:paragraph-rsid="001df02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rg + / -</text:span> #zoom in/zoom out</text:p>
      <text:p text:style-name="P2">who <text:span text:style-name="T2">#</text:span></text:p>
      <text:p text:style-name="P2">whoami <text:span text:style-name="T2">#</text:span></text:p>
      <text:p text:style-name="P3">STRG + L<text:span text:style-name="T2"> #deletes all commands</text:span></text:p>
      <text:p text:style-name="P4">ls -l #gives details about the folders inside the directory</text:p>
      <text:p text:style-name="P4">ls -al #also shows hidden folders and lists details</text:p>
      <text:p text:style-name="P5">rm *.txt #removes all .txt files</text:p>
      <text:p text:style-name="P6">touch ./dir_1/file.txt #creates file from current directory (.) named file.txt</text:p>
      <text:p text:style-name="P6"/>
      <text:p text:style-name="P6">ssh -X <text:a xlink:type="simple" xlink:href="mailto:sunam233@caucluster.rz.uni-kiel.de" text:style-name="Internet_20_link" text:visited-style-name="Visited_20_Internet_20_Link">sunam233@caucluster.rz.uni-kiel.de</text:a></text:p>
      <text:p text:style-name="P7">biol217_2024!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de" fo:country="DE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de" fo:country="DE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1:23:16.409869913</meta:creation-date>
    <dc:date>2024-01-22T16:03:40.828558268</dc:date>
    <meta:editing-duration>PT1H29M2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56" meta:character-count="346" meta:non-whitespace-character-count="300"/>
  </office:meta>
</office:document-meta>
</file>